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0.64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jokes_in_category_similarity" table:style-name="ta1">
        <table:shapes>
          <draw:frame draw:z-index="0" draw:style-name="gr1" draw:text-style-name="P1" svg:width="812.89pt" svg:height="457.23pt" svg:x="221.75pt" svg:y="2.83pt">
            <loext:p draw:notify-on-update-of-ranges="jokes_in_category_similarity.A1:jokes_in_category_similarity.A23 jokes_in_category_similarity.B1:jokes_in_category_similarity.B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Otázky a odpovede</text:p>
          </table:table-cell>
          <table:table-cell office:value-type="float" office:value="0.0282624851367477" calcext:value-type="float">
            <text:p>0.028262485136748</text:p>
          </table:table-cell>
          <table:table-cell/>
        </table:table-row>
        <table:table-row table:style-name="ro1">
          <table:table-cell office:value-type="string" calcext:value-type="string">
            <text:p>Sexuálne harašenie</text:p>
          </table:table-cell>
          <table:table-cell office:value-type="float" office:value="0.0337759126259622" calcext:value-type="float">
            <text:p>0.033775912625962</text:p>
          </table:table-cell>
          <table:table-cell/>
        </table:table-row>
        <table:table-row table:style-name="ro1">
          <table:table-cell office:value-type="string" calcext:value-type="string">
            <text:p>CD-Rómovia</text:p>
          </table:table-cell>
          <table:table-cell office:value-type="float" office:value="0.0335109544803646" calcext:value-type="float">
            <text:p>0.033510954480365</text:p>
          </table:table-cell>
          <table:table-cell/>
        </table:table-row>
        <table:table-row table:style-name="ro1">
          <table:table-cell office:value-type="string" calcext:value-type="string">
            <text:p>Zo života</text:p>
          </table:table-cell>
          <table:table-cell office:value-type="float" office:value="0.0217108880298245" calcext:value-type="float">
            <text:p>0.021710888029825</text:p>
          </table:table-cell>
          <table:table-cell/>
        </table:table-row>
        <table:table-row table:style-name="ro1">
          <table:table-cell office:value-type="string" calcext:value-type="string">
            <text:p>V obchodoch</text:p>
          </table:table-cell>
          <table:table-cell office:value-type="float" office:value="0.049705158168284" calcext:value-type="float">
            <text:p>0.049705158168284</text:p>
          </table:table-cell>
          <table:table-cell/>
        </table:table-row>
        <table:table-row table:style-name="ro1">
          <table:table-cell office:value-type="string" calcext:value-type="string">
            <text:p>Morbídne</text:p>
          </table:table-cell>
          <table:table-cell office:value-type="float" office:value="0.0223197097556101" calcext:value-type="float">
            <text:p>0.02231970975561</text:p>
          </table:table-cell>
          <table:table-cell/>
        </table:table-row>
        <table:table-row table:style-name="ro1">
          <table:table-cell office:value-type="string" calcext:value-type="string">
            <text:p>Zo školských lavíc</text:p>
          </table:table-cell>
          <table:table-cell office:value-type="float" office:value="0.0372419589493528" calcext:value-type="float">
            <text:p>0.037241958949353</text:p>
          </table:table-cell>
          <table:table-cell/>
        </table:table-row>
        <table:table-row table:style-name="ro1">
          <table:table-cell office:value-type="string" calcext:value-type="string">
            <text:p>Mužské pokolenie</text:p>
          </table:table-cell>
          <table:table-cell office:value-type="float" office:value="0.0326349911816546" calcext:value-type="float">
            <text:p>0.032634991181655</text:p>
          </table:table-cell>
          <table:table-cell/>
        </table:table-row>
        <table:table-row table:style-name="ro1">
          <table:table-cell office:value-type="string" calcext:value-type="string">
            <text:p>Ženské pokolenie</text:p>
          </table:table-cell>
          <table:table-cell office:value-type="float" office:value="0.0366236772486752" calcext:value-type="float">
            <text:p>0.036623677248675</text:p>
          </table:table-cell>
          <table:table-cell/>
        </table:table-row>
        <table:table-row table:style-name="ro1">
          <table:table-cell office:value-type="string" calcext:value-type="string">
            <text:p>Zvieracia farma</text:p>
          </table:table-cell>
          <table:table-cell office:value-type="float" office:value="0.0299542199163828" calcext:value-type="float">
            <text:p>0.029954219916383</text:p>
          </table:table-cell>
          <table:table-cell/>
        </table:table-row>
        <table:table-row table:style-name="ro1">
          <table:table-cell office:value-type="string" calcext:value-type="string">
            <text:p>Náboženský humor</text:p>
          </table:table-cell>
          <table:table-cell office:value-type="float" office:value="0.042537250105039" calcext:value-type="float">
            <text:p>0.042537250105039</text:p>
          </table:table-cell>
          <table:table-cell/>
        </table:table-row>
        <table:table-row table:style-name="ro1">
          <table:table-cell office:value-type="string" calcext:value-type="string">
            <text:p>Láska bože láska</text:p>
          </table:table-cell>
          <table:table-cell office:value-type="float" office:value="0.0339545296881407" calcext:value-type="float">
            <text:p>0.033954529688141</text:p>
          </table:table-cell>
          <table:table-cell/>
        </table:table-row>
        <table:table-row table:style-name="ro1">
          <table:table-cell office:value-type="string" calcext:value-type="string">
            <text:p>Blondína z Londýna</text:p>
          </table:table-cell>
          <table:table-cell office:value-type="float" office:value="0.0644625023196943" calcext:value-type="float">
            <text:p>0.064462502319694</text:p>
          </table:table-cell>
          <table:table-cell/>
        </table:table-row>
        <table:table-row table:style-name="ro1">
          <table:table-cell office:value-type="string" calcext:value-type="string">
            <text:p>Počítačové šialenstvo</text:p>
          </table:table-cell>
          <table:table-cell office:value-type="float" office:value="0.035269060001521" calcext:value-type="float">
            <text:p>0.035269060001521</text:p>
          </table:table-cell>
          <table:table-cell/>
        </table:table-row>
        <table:table-row table:style-name="ro1">
          <table:table-cell office:value-type="string" calcext:value-type="string">
            <text:p>Ach tie babky</text:p>
          </table:table-cell>
          <table:table-cell office:value-type="float" office:value="0.0598454590544794" calcext:value-type="float">
            <text:p>0.059845459054479</text:p>
          </table:table-cell>
          <table:table-cell/>
        </table:table-row>
        <table:table-row table:style-name="ro1">
          <table:table-cell office:value-type="string" calcext:value-type="string">
            <text:p>Alkoholické opojenie</text:p>
          </table:table-cell>
          <table:table-cell office:value-type="float" office:value="0.0373566470499479" calcext:value-type="float">
            <text:p>0.037356647049948</text:p>
          </table:table-cell>
          <table:table-cell/>
        </table:table-row>
        <table:table-row table:style-name="ro1">
          <table:table-cell office:value-type="string" calcext:value-type="string">
            <text:p>Manželské pochúťky</text:p>
          </table:table-cell>
          <table:table-cell office:value-type="float" office:value="0.0477580309339697" calcext:value-type="float">
            <text:p>0.04775803093397</text:p>
          </table:table-cell>
          <table:table-cell/>
        </table:table-row>
        <table:table-row table:style-name="ro1">
          <table:table-cell office:value-type="string" calcext:value-type="string">
            <text:p>Policajné inferno</text:p>
          </table:table-cell>
          <table:table-cell office:value-type="float" office:value="0.0533857598572999" calcext:value-type="float">
            <text:p>0.0533857598573</text:p>
          </table:table-cell>
          <table:table-cell/>
        </table:table-row>
        <table:table-row table:style-name="ro1">
          <table:table-cell office:value-type="string" calcext:value-type="string">
            <text:p>Svokry</text:p>
          </table:table-cell>
          <table:table-cell office:value-type="float" office:value="0.0848240530780217" calcext:value-type="float">
            <text:p>0.084824053078022</text:p>
          </table:table-cell>
          <table:table-cell/>
        </table:table-row>
        <table:table-row table:style-name="ro1">
          <table:table-cell office:value-type="string" calcext:value-type="string">
            <text:p>Cudzinci versus cudzinci</text:p>
          </table:table-cell>
          <table:table-cell office:value-type="float" office:value="0.0546291315522085" calcext:value-type="float">
            <text:p>0.054629131552209</text:p>
          </table:table-cell>
          <table:table-cell/>
        </table:table-row>
        <table:table-row table:style-name="ro1">
          <table:table-cell office:value-type="string" calcext:value-type="string">
            <text:p>Na homosexuálnu nôtu</text:p>
          </table:table-cell>
          <table:table-cell office:value-type="float" office:value="0.0502683080808083" calcext:value-type="float">
            <text:p>0.050268308080808</text:p>
          </table:table-cell>
          <table:table-cell/>
        </table:table-row>
        <table:table-row table:style-name="ro1">
          <table:table-cell office:value-type="string" calcext:value-type="string">
            <text:p>Páni a ich sluhovia</text:p>
          </table:table-cell>
          <table:table-cell office:value-type="float" office:value="0.127893518518518" calcext:value-type="float">
            <text:p>0.127893518518518</text:p>
          </table:table-cell>
          <table:table-cell/>
        </table:table-row>
        <table:table-row table:style-name="ro1">
          <table:table-cell office:value-type="string" calcext:value-type="string">
            <text:p>Politické pobavenie</text:p>
          </table:table-cell>
          <table:table-cell office:value-type="float" office:value="0.0303751660625297" calcext:value-type="float">
            <text:p>0.0303751660625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4T21:42:29.274101067</dc:date>
    <meta:editing-duration>PT6S</meta:editing-duration>
    <meta:editing-cycles>1</meta:editing-cycles>
    <meta:document-statistic meta:table-count="1" meta:cell-count="46" meta:object-count="1"/>
    <meta:generator>LibreOffice/5.2.3.3$Linux_X86_64 LibreOffice_project/2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678cm" svg:height="16.131cm" xlink:href=".." xlink:type="simple" chart:class="chart:bar" chart:style-name="ch1">
        <chart:plot-area chart:style-name="ch2" table:cell-range-address="jokes_in_category_similarity.A1:jokes_in_category_similarity.B23" chart:data-source-has-labels="column" svg:x="0.573cm" svg:y="0.322cm" svg:width="27.532cm" svg:height="15.487cm">
          <chartooo:coordinate-region svg:x="2.672cm" svg:y="0.322cm" svg:width="25.361cm" svg:height="11.407cm"/>
          <chart:axis chart:dimension="x" chart:name="primary-x" chart:style-name="ch3" chartooo:axis-type="auto">
            <chartooo:date-scale/>
            <chart:categories table:cell-range-address="jokes_in_category_similarity.A1:jokes_in_category_similarity.A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jokes_in_category_similarity.B1:jokes_in_category_similarity.B23" chart:class="chart:bar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Otázky a odpovede</text:p>
                <draw:g>
                  <svg:desc>jokes_in_category_similarity.A1:jokes_in_category_similarity.A23</svg:desc>
                </draw:g>
              </table:table-cell>
              <table:table-cell office:value-type="float" office:value="0.0282624851367477">
                <text:p>0.0282624851367477</text:p>
                <draw:g>
                  <svg:desc>jokes_in_category_similarity.B1:jokes_in_category_similarity.B23</svg:desc>
                </draw:g>
              </table:table-cell>
            </table:table-row>
            <table:table-row>
              <table:table-cell office:value-type="string">
                <text:p>Sexuálne harašenie</text:p>
              </table:table-cell>
              <table:table-cell office:value-type="float" office:value="0.0337759126259622">
                <text:p>0.0337759126259622</text:p>
              </table:table-cell>
            </table:table-row>
            <table:table-row>
              <table:table-cell office:value-type="string">
                <text:p>CD-Rómovia</text:p>
              </table:table-cell>
              <table:table-cell office:value-type="float" office:value="0.0335109544803646">
                <text:p>0.0335109544803646</text:p>
              </table:table-cell>
            </table:table-row>
            <table:table-row>
              <table:table-cell office:value-type="string">
                <text:p>Zo života</text:p>
              </table:table-cell>
              <table:table-cell office:value-type="float" office:value="0.0217108880298245">
                <text:p>0.0217108880298245</text:p>
              </table:table-cell>
            </table:table-row>
            <table:table-row>
              <table:table-cell office:value-type="string">
                <text:p>V obchodoch</text:p>
              </table:table-cell>
              <table:table-cell office:value-type="float" office:value="0.049705158168284">
                <text:p>0.049705158168284</text:p>
              </table:table-cell>
            </table:table-row>
            <table:table-row>
              <table:table-cell office:value-type="string">
                <text:p>Morbídne</text:p>
              </table:table-cell>
              <table:table-cell office:value-type="float" office:value="0.0223197097556101">
                <text:p>0.0223197097556101</text:p>
              </table:table-cell>
            </table:table-row>
            <table:table-row>
              <table:table-cell office:value-type="string">
                <text:p>Zo školských lavíc</text:p>
              </table:table-cell>
              <table:table-cell office:value-type="float" office:value="0.0372419589493528">
                <text:p>0.0372419589493528</text:p>
              </table:table-cell>
            </table:table-row>
            <table:table-row>
              <table:table-cell office:value-type="string">
                <text:p>Mužské pokolenie</text:p>
              </table:table-cell>
              <table:table-cell office:value-type="float" office:value="0.0326349911816546">
                <text:p>0.0326349911816546</text:p>
              </table:table-cell>
            </table:table-row>
            <table:table-row>
              <table:table-cell office:value-type="string">
                <text:p>Ženské pokolenie</text:p>
              </table:table-cell>
              <table:table-cell office:value-type="float" office:value="0.0366236772486752">
                <text:p>0.0366236772486752</text:p>
              </table:table-cell>
            </table:table-row>
            <table:table-row>
              <table:table-cell office:value-type="string">
                <text:p>Zvieracia farma</text:p>
              </table:table-cell>
              <table:table-cell office:value-type="float" office:value="0.0299542199163828">
                <text:p>0.0299542199163828</text:p>
              </table:table-cell>
            </table:table-row>
            <table:table-row>
              <table:table-cell office:value-type="string">
                <text:p>Náboženský humor</text:p>
              </table:table-cell>
              <table:table-cell office:value-type="float" office:value="0.042537250105039">
                <text:p>0.042537250105039</text:p>
              </table:table-cell>
            </table:table-row>
            <table:table-row>
              <table:table-cell office:value-type="string">
                <text:p>Láska bože láska</text:p>
              </table:table-cell>
              <table:table-cell office:value-type="float" office:value="0.0339545296881407">
                <text:p>0.0339545296881407</text:p>
              </table:table-cell>
            </table:table-row>
            <table:table-row>
              <table:table-cell office:value-type="string">
                <text:p>Blondína z Londýna</text:p>
              </table:table-cell>
              <table:table-cell office:value-type="float" office:value="0.0644625023196943">
                <text:p>0.0644625023196943</text:p>
              </table:table-cell>
            </table:table-row>
            <table:table-row>
              <table:table-cell office:value-type="string">
                <text:p>Počítačové šialenstvo</text:p>
              </table:table-cell>
              <table:table-cell office:value-type="float" office:value="0.035269060001521">
                <text:p>0.035269060001521</text:p>
              </table:table-cell>
            </table:table-row>
            <table:table-row>
              <table:table-cell office:value-type="string">
                <text:p>Ach tie babky</text:p>
              </table:table-cell>
              <table:table-cell office:value-type="float" office:value="0.0598454590544794">
                <text:p>0.0598454590544794</text:p>
              </table:table-cell>
            </table:table-row>
            <table:table-row>
              <table:table-cell office:value-type="string">
                <text:p>Alkoholické opojenie</text:p>
              </table:table-cell>
              <table:table-cell office:value-type="float" office:value="0.0373566470499479">
                <text:p>0.0373566470499479</text:p>
              </table:table-cell>
            </table:table-row>
            <table:table-row>
              <table:table-cell office:value-type="string">
                <text:p>Manželské pochúťky</text:p>
              </table:table-cell>
              <table:table-cell office:value-type="float" office:value="0.0477580309339697">
                <text:p>0.0477580309339697</text:p>
              </table:table-cell>
            </table:table-row>
            <table:table-row>
              <table:table-cell office:value-type="string">
                <text:p>Policajné inferno</text:p>
              </table:table-cell>
              <table:table-cell office:value-type="float" office:value="0.0533857598572999">
                <text:p>0.0533857598572999</text:p>
              </table:table-cell>
            </table:table-row>
            <table:table-row>
              <table:table-cell office:value-type="string">
                <text:p>Svokry</text:p>
              </table:table-cell>
              <table:table-cell office:value-type="float" office:value="0.0848240530780217">
                <text:p>0.0848240530780217</text:p>
              </table:table-cell>
            </table:table-row>
            <table:table-row>
              <table:table-cell office:value-type="string">
                <text:p>Cudzinci versus cudzinci</text:p>
              </table:table-cell>
              <table:table-cell office:value-type="float" office:value="0.0546291315522085">
                <text:p>0.0546291315522085</text:p>
              </table:table-cell>
            </table:table-row>
            <table:table-row>
              <table:table-cell office:value-type="string">
                <text:p>Na homosexuálnu nôtu</text:p>
              </table:table-cell>
              <table:table-cell office:value-type="float" office:value="0.0502683080808083">
                <text:p>0.0502683080808083</text:p>
              </table:table-cell>
            </table:table-row>
            <table:table-row>
              <table:table-cell office:value-type="string">
                <text:p>Páni a ich sluhovia</text:p>
              </table:table-cell>
              <table:table-cell office:value-type="float" office:value="0.127893518518518">
                <text:p>0.127893518518518</text:p>
              </table:table-cell>
            </table:table-row>
            <table:table-row>
              <table:table-cell office:value-type="string">
                <text:p>Politické pobavenie</text:p>
              </table:table-cell>
              <table:table-cell office:value-type="float" office:value="0.0303751660625297">
                <text:p>0.0303751660625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